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23a24" officeooo:paragraph-rsid="00123a24"/>
    </style:style>
    <style:style style:name="P2" style:family="paragraph" style:parent-style-name="Standard">
      <style:paragraph-properties fo:text-align="center" style:justify-single-word="false"/>
      <style:text-properties officeooo:rsid="00123a24" officeooo:paragraph-rsid="00123a24"/>
    </style:style>
    <style:style style:name="P3" style:family="paragraph" style:parent-style-name="Standard">
      <style:text-properties officeooo:rsid="0013b362" officeooo:paragraph-rsid="0013b362"/>
    </style:style>
    <style:style style:name="P4" style:family="paragraph" style:parent-style-name="Standard">
      <style:text-properties fo:font-style="italic" officeooo:rsid="00123a24" officeooo:paragraph-rsid="00123a24" style:font-style-asian="italic" style:font-style-complex="italic"/>
    </style:style>
    <style:style style:name="P5" style:family="paragraph" style:parent-style-name="Standard">
      <style:text-properties officeooo:rsid="0014191d" officeooo:paragraph-rsid="0014191d"/>
    </style:style>
    <style:style style:name="P6" style:family="paragraph" style:parent-style-name="Standard">
      <style:text-properties officeooo:rsid="0014191d" officeooo:paragraph-rsid="00239978"/>
    </style:style>
    <style:style style:name="P7" style:family="paragraph" style:parent-style-name="Standard">
      <style:text-properties officeooo:rsid="0015e65a" officeooo:paragraph-rsid="0015e65a"/>
    </style:style>
    <style:style style:name="P8" style:family="paragraph" style:parent-style-name="Standard">
      <style:text-properties officeooo:rsid="0015e65a" officeooo:paragraph-rsid="0017184d"/>
    </style:style>
    <style:style style:name="P9" style:family="paragraph" style:parent-style-name="Standard">
      <style:text-properties officeooo:rsid="0015e65a" officeooo:paragraph-rsid="00187058"/>
    </style:style>
    <style:style style:name="P10" style:family="paragraph" style:parent-style-name="Standard">
      <style:text-properties officeooo:rsid="0015e65a" officeooo:paragraph-rsid="0018df25"/>
    </style:style>
    <style:style style:name="P11" style:family="paragraph" style:parent-style-name="Standard">
      <style:text-properties officeooo:rsid="0017184d" officeooo:paragraph-rsid="0017184d"/>
    </style:style>
    <style:style style:name="P12" style:family="paragraph" style:parent-style-name="Standard">
      <style:text-properties officeooo:rsid="0017184d" officeooo:paragraph-rsid="0019bfb3"/>
    </style:style>
    <style:style style:name="P13" style:family="paragraph" style:parent-style-name="Standard">
      <style:text-properties officeooo:rsid="00187058" officeooo:paragraph-rsid="00187058"/>
    </style:style>
    <style:style style:name="P14" style:family="paragraph" style:parent-style-name="Standard">
      <style:text-properties officeooo:rsid="0018df25" officeooo:paragraph-rsid="0018df25"/>
    </style:style>
    <style:style style:name="P15" style:family="paragraph" style:parent-style-name="Standard" style:list-style-name="L1">
      <style:text-properties officeooo:rsid="0018df25" officeooo:paragraph-rsid="0018df25"/>
    </style:style>
    <style:style style:name="P16" style:family="paragraph" style:parent-style-name="Standard">
      <style:text-properties officeooo:rsid="0019bfb3" officeooo:paragraph-rsid="0019bfb3"/>
    </style:style>
    <style:style style:name="P17" style:family="paragraph" style:parent-style-name="Standard">
      <style:text-properties officeooo:rsid="001b86cc" officeooo:paragraph-rsid="001b86cc"/>
    </style:style>
    <style:style style:name="P18" style:family="paragraph" style:parent-style-name="Standard">
      <style:text-properties officeooo:rsid="001d0bc1" officeooo:paragraph-rsid="001d0bc1"/>
    </style:style>
    <style:style style:name="P19" style:family="paragraph" style:parent-style-name="Standard">
      <style:text-properties officeooo:rsid="001fb570" officeooo:paragraph-rsid="0037d087"/>
    </style:style>
    <style:style style:name="P20" style:family="paragraph" style:parent-style-name="Standard">
      <style:text-properties officeooo:rsid="0034e819" officeooo:paragraph-rsid="0034e819"/>
    </style:style>
    <style:style style:name="P21" style:family="paragraph" style:parent-style-name="Standard">
      <style:text-properties officeooo:rsid="0037d087" officeooo:paragraph-rsid="0037d087"/>
    </style:style>
    <style:style style:name="P22" style:family="paragraph" style:parent-style-name="Standard">
      <style:paragraph-properties fo:break-before="page"/>
      <style:text-properties officeooo:rsid="0015e65a" officeooo:paragraph-rsid="0018df25"/>
    </style:style>
    <style:style style:name="T1" style:family="text">
      <style:text-properties officeooo:rsid="0013b362"/>
    </style:style>
    <style:style style:name="T2" style:family="text">
      <style:text-properties style:text-position="super 58%"/>
    </style:style>
    <style:style style:name="T3" style:family="text">
      <style:text-properties style:text-position="super 58%" officeooo:rsid="0013b362"/>
    </style:style>
    <style:style style:name="T4" style:family="text">
      <style:text-properties style:text-position="super 58%" officeooo:rsid="0014191d"/>
    </style:style>
    <style:style style:name="T5" style:family="text">
      <style:text-properties style:text-position="super 58%" officeooo:rsid="0015e65a"/>
    </style:style>
    <style:style style:name="T6" style:family="text">
      <style:text-properties style:text-position="super 58%" officeooo:rsid="0017184d"/>
    </style:style>
    <style:style style:name="T7" style:family="text">
      <style:text-properties style:text-position="super 58%" officeooo:rsid="00187058"/>
    </style:style>
    <style:style style:name="T8" style:family="text">
      <style:text-properties style:text-position="super 58%" officeooo:rsid="0018df25"/>
    </style:style>
    <style:style style:name="T9" style:family="text">
      <style:text-properties style:text-position="0% 100%"/>
    </style:style>
    <style:style style:name="T10" style:family="text">
      <style:text-properties style:text-position="0% 100%" officeooo:rsid="0013b362"/>
    </style:style>
    <style:style style:name="T11" style:family="text">
      <style:text-properties style:text-position="0% 100%" officeooo:rsid="0014191d"/>
    </style:style>
    <style:style style:name="T12" style:family="text">
      <style:text-properties style:text-position="0% 100%" officeooo:rsid="00187058"/>
    </style:style>
    <style:style style:name="T13" style:family="text">
      <style:text-properties style:text-position="0% 100%" officeooo:rsid="0018df25"/>
    </style:style>
    <style:style style:name="T14" style:family="text">
      <style:text-properties style:text-position="0% 100%" officeooo:rsid="0019bfb3"/>
    </style:style>
    <style:style style:name="T15" style:family="text">
      <style:text-properties style:text-position="0% 100%" fo:font-style="italic" style:font-style-asian="italic" style:font-style-complex="italic"/>
    </style:style>
    <style:style style:name="T16" style:family="text">
      <style:text-properties style:text-position="0% 100%" officeooo:rsid="001d0bc1"/>
    </style:style>
    <style:style style:name="T17" style:family="text">
      <style:text-properties style:text-position="0% 100%" officeooo:rsid="001e5b4b"/>
    </style:style>
    <style:style style:name="T18" style:family="text">
      <style:text-properties style:text-position="0% 100%" officeooo:rsid="0023a783"/>
    </style:style>
    <style:style style:name="T19" style:family="text">
      <style:text-properties style:text-position="0% 100%" officeooo:rsid="002562b6"/>
    </style:style>
    <style:style style:name="T20" style:family="text">
      <style:text-properties style:text-position="0% 100%" officeooo:rsid="0026f774"/>
    </style:style>
    <style:style style:name="T21" style:family="text">
      <style:text-properties style:text-position="0% 100%" officeooo:rsid="002850a3"/>
    </style:style>
    <style:style style:name="T22" style:family="text">
      <style:text-properties style:text-position="0% 100%" officeooo:rsid="00296579"/>
    </style:style>
    <style:style style:name="T23" style:family="text">
      <style:text-properties style:text-position="0% 100%" officeooo:rsid="002b163a"/>
    </style:style>
    <style:style style:name="T24" style:family="text">
      <style:text-properties style:text-position="0% 100%" officeooo:rsid="002ccbd8"/>
    </style:style>
    <style:style style:name="T25" style:family="text">
      <style:text-properties style:text-position="0% 100%" officeooo:rsid="002fa217"/>
    </style:style>
    <style:style style:name="T26" style:family="text">
      <style:text-properties style:text-position="0% 100%" officeooo:rsid="003123be"/>
    </style:style>
    <style:style style:name="T27" style:family="text">
      <style:text-properties style:text-position="0% 100%" officeooo:rsid="0031d1ec"/>
    </style:style>
    <style:style style:name="T28" style:family="text">
      <style:text-properties style:text-position="0% 100%" officeooo:rsid="0034e819"/>
    </style:style>
    <style:style style:name="T29" style:family="text">
      <style:text-properties style:text-position="0% 100%" officeooo:rsid="003640c9"/>
    </style:style>
    <style:style style:name="T30" style:family="text">
      <style:text-properties style:text-position="0% 100%" officeooo:rsid="0037d087"/>
    </style:style>
    <style:style style:name="T31" style:family="text">
      <style:text-properties style:text-position="0% 100%" officeooo:rsid="003859b2"/>
    </style:style>
    <style:style style:name="T32" style:family="text">
      <style:text-properties style:text-position="0% 100%" officeooo:rsid="0039f48b"/>
    </style:style>
    <style:style style:name="T33" style:family="text">
      <style:text-properties style:text-position="0% 100%" officeooo:rsid="003b4afe"/>
    </style:style>
    <style:style style:name="T34" style:family="text">
      <style:text-properties officeooo:rsid="00187058"/>
    </style:style>
    <style:style style:name="T35" style:family="text">
      <style:text-properties officeooo:rsid="0018df25"/>
    </style:style>
    <style:style style:name="T36" style:family="text">
      <style:text-properties officeooo:rsid="0021e82a"/>
    </style:style>
    <style:style style:name="T37" style:family="text">
      <style:text-properties officeooo:rsid="0022089f"/>
    </style:style>
    <style:style style:name="T38" style:family="text">
      <style:text-properties officeooo:rsid="0023997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dentity Proofs of Higher Homotopy<text:line-break/><text:span text:style-name="T35">Explained for Programmers</text:span></text:p>
      <text:p text:style-name="P2">by Sven Nilsen, 2019</text:p>
      <text:p text:style-name="P1"/>
      <text:p text:style-name="P4">When trying to learn what Homotopy Type Theory is all about, it is easy to get confused <text:span text:style-name="T1">by paths between paths and so on</text:span>. In this paper I explain <text:span text:style-name="T1">the same semantics using functions and physics, in a way that makes it clearer why it works.</text:span></text:p>
      <text:p text:style-name="P1"/>
      <text:p text:style-name="P3">Normally, in programming one thinks of an object as a member of some type:</text:p>
      <text:p text:style-name="P3"/>
      <text:p text:style-name="P3"><text:tab/>x : T</text:p>
      <text:p text:style-name="P3"/>
      <text:p text:style-name="P3">Sometimes, <text:span text:style-name="T36">e.g. </text:span>in the physical world, it can be very hard to reason formally about objects that way.</text:p>
      <text:p text:style-name="P3"/>
      <text:p text:style-name="P3">For example, the position of an object changes over time. How you measure the position is relative to the frame of reference of choice. With other words, there are many ways to view the same object. One has to make sure not to mix up these ways of viewing objects by accident.</text:p>
      <text:p text:style-name="P3"/>
      <text:p text:style-name="P3"><text:span text:style-name="T34">By reading this paper, </text:span>I want you to <text:span text:style-name="T34">learn </text:span>think<text:span text:style-name="T34">ing</text:span> <text:span text:style-name="T37">about</text:span> objects as a function of this form:</text:p>
      <text:p text:style-name="P3"/>
      <text:p text:style-name="P3"><text:tab/>x : ℝ<text:span text:style-name="T2">N</text:span> → T</text:p>
      <text:p text:style-name="P3"/>
      <text:p text:style-name="P5">For example, a position that changes over time will have the type:</text:p>
      <text:p text:style-name="P5"/>
      <text:p text:style-name="P5"><text:tab/>x : <text:span text:style-name="T1">ℝ</text:span><text:span text:style-name="T5">1</text:span> → <text:span text:style-name="T1">ℝ</text:span><text:span text:style-name="T2">3</text:span></text:p>
      <text:p text:style-name="P5"/>
      <text:p text:style-name="P6"><text:span text:style-name="T38">It takes `ℝ</text:span><text:span text:style-name="T5">1</text:span><text:span text:style-name="T38">` because there time has one dimension and</text:span> returns `<text:span text:style-name="T1">ℝ</text:span><text:span text:style-name="T2">3</text:span>`, <text:span text:style-name="T38">the</text:span> 3 dimensions of space.</text:p>
      <text:p text:style-name="P5"/>
      <text:p text:style-name="P5">The position of an object is a way of identifying that object. If one imagines the physical world like a movie following a path through space, one can slice up the world into frames <text:span text:style-name="T35">(still image of a movie)</text:span>:</text:p>
      <text:p text:style-name="P5"/>
      <text:p text:style-name="P5"><text:tab/>world : <text:s/><text:span text:style-name="T1">ℝ</text:span><text:span text:style-name="T5">1</text:span><text:span text:style-name="T9"> → frame</text:span></text:p>
      <text:p text:style-name="P5"><text:span text:style-name="T9"/></text:p>
      <text:p text:style-name="P5"><text:span text:style-name="T9">For any object in the physical world, it’s position can be thought of as a function:</text:span></text:p>
      <text:p text:style-name="P5"><text:span text:style-name="T9"/></text:p>
      <text:p text:style-name="P5"><text:span text:style-name="T9"><text:tab/>position_of_some_object : frame → </text:span><text:span text:style-name="T10">ℝ</text:span><text:span text:style-name="T2">3</text:span></text:p>
      <text:p text:style-name="P5"><text:span text:style-name="T9"/></text:p>
      <text:p text:style-name="P5"><text:span text:style-name="T9">The composition of this function with the world has the type:</text:span></text:p>
      <text:p text:style-name="P5"><text:span text:style-name="T9"/></text:p>
      <text:p text:style-name="P5"><text:span text:style-name="T9"><text:tab/>position_of_some_object · world : <text:s/></text:span><text:span text:style-name="T10">ℝ</text:span><text:span text:style-name="T5">1</text:span><text:span text:style-name="T9"> → <text:s/></text:span><text:span text:style-name="T10">ℝ</text:span><text:span text:style-name="T2">3</text:span></text:p>
      <text:p text:style-name="P5"><text:span text:style-name="T9"/></text:p>
      <text:p text:style-name="P10"><text:span text:style-name="T9">This means that there is an interpretation of a special case of `</text:span><text:span text:style-name="T10">ℝ</text:span><text:span text:style-name="T3">N</text:span><text:span text:style-name="T10"> → T</text:span><text:span text:style-name="T9">` where `N = 1` and `T = </text:span><text:span text:style-name="T10">ℝ</text:span><text:span text:style-name="T4">3</text:span><text:span text:style-name="T9">`.</text:span></text:p>
      <text:p text:style-name="P14"><text:span text:style-name="T13">T</text:span><text:span text:style-name="T9">he interpretation is slightly different that what programmers are used to, but </text:span><text:span text:style-name="T14">it is </text:span><text:span text:style-name="T9">also familiar.</text:span></text:p>
      <text:p text:style-name="P10"><text:span text:style-name="T13"/></text:p>
      <text:p text:style-name="P22"><text:span text:style-name="T13">We have already seen that it holds for `N = 0`, because:</text:span></text:p>
      <text:p text:style-name="P10"><text:span text:style-name="T13"/></text:p>
      <text:p text:style-name="P10"><text:span text:style-name="T13"><text:tab/></text:span><text:span text:style-name="T10">ℝ</text:span><text:span text:style-name="T8">0</text:span><text:span text:style-name="T13"> → T<text:tab/>&lt;=&gt;<text:tab/>() → T<text:tab/><text:tab/>&lt;=&gt;<text:tab/><text:tab/>T</text:span></text:p>
      <text:p text:style-name="P5"><text:span text:style-name="T9"/></text:p>
      <text:p text:style-name="P14"><text:span text:style-name="T9">Which is the normal way we think of objects in programming:</text:span></text:p>
      <text:p text:style-name="P14"><text:span text:style-name="T9"/></text:p>
      <text:p text:style-name="P14"><text:span text:style-name="T9"><text:tab/>x : T<text:tab/><text:tab/>&lt;=&gt;<text:tab/><text:tab/>x : </text:span><text:span text:style-name="T10">ℝ</text:span><text:span text:style-name="T2">0</text:span><text:span text:style-name="T9"> → T</text:span></text:p>
      <text:p text:style-name="P5"><text:span text:style-name="T9"/></text:p>
      <text:p text:style-name="P7"><text:span text:style-name="T9"/></text:p>
      <text:p text:style-name="P7"><text:span text:style-name="T18">My point is that for any `N`, there exists a valid interpretation. </text:span><text:span text:style-name="T9">I will show that this holds for any `N`.</text:span></text:p>
      <text:p text:style-name="P5"><text:span text:style-name="T9"/></text:p>
      <text:p text:style-name="P5"><text:span text:style-name="T9">Imagine two observers that are traveling along different paths in empty space, watching the stars around them. Since it is an empty space, there exist a way to continuously deform one path into the other. From this deformed path, one would view the stars from a slightly different viewpoint.</text:span></text:p>
      <text:p text:style-name="P5"><text:span text:style-name="T9"/></text:p>
      <text:p text:style-name="P7"><text:span text:style-name="T9">The world as a whole in this context can be thought of as a function:</text:span></text:p>
      <text:p text:style-name="P7"><text:span text:style-name="T9"/></text:p>
      <text:p text:style-name="P7"><text:span text:style-name="T9"><text:tab/></text:span><text:span text:style-name="T11">world : <text:s/></text:span><text:span text:style-name="T10">ℝ</text:span><text:span text:style-name="T2">2</text:span><text:span text:style-name="T11"> → frame</text:span></text:p>
      <text:p text:style-name="P9"><text:span text:style-name="T11"/></text:p>
      <text:p text:style-name="P9"><text:span text:style-name="T11">One dimension is time, and the other is the deformation of the path from one observer to the other. </text:span><text:span text:style-name="T12">For simplicity one can put the deformation first, such that:</text:span></text:p>
      <text:p text:style-name="P9"><text:span text:style-name="T12"/></text:p>
      <text:p text:style-name="P9"><text:span text:style-name="T11"><text:tab/></text:span><text:span text:style-name="T12">world(0) : </text:span><text:span text:style-name="T10">ℝ</text:span><text:span text:style-name="T7">1</text:span><text:span text:style-name="T11"> → frame<text:tab/><text:tab/></text:span><text:span text:style-name="T12">First observer</text:span></text:p>
      <text:p text:style-name="P9"><text:span text:style-name="T12"><text:tab/>world(1) : </text:span><text:span text:style-name="T10">ℝ</text:span><text:span text:style-name="T7">1</text:span><text:span text:style-name="T11"> → frame<text:tab/><text:tab/></text:span><text:span text:style-name="T12">Second observer </text:span></text:p>
      <text:p text:style-name="P9"><text:span text:style-name="T12"><text:tab/>world(0.5) : </text:span><text:span text:style-name="T10">ℝ</text:span><text:span text:style-name="T7">1</text:span><text:span text:style-name="T11"> → frame<text:tab/><text:tab/></text:span><text:span text:style-name="T12">Deformed observer path between observers</text:span></text:p>
      <text:p text:style-name="P7"><text:span text:style-name="T9"/></text:p>
      <text:p text:style-name="P7"><text:span text:style-name="T9">The composition in this interpretation has the following type:</text:span></text:p>
      <text:p text:style-name="P7"><text:span text:style-name="T9"/></text:p>
      <text:p text:style-name="P7"><text:span text:style-name="T9"><text:tab/></text:span><text:span text:style-name="T11">position_of_some_object · world : <text:s/></text:span><text:span text:style-name="T10">ℝ</text:span><text:span text:style-name="T2">2</text:span><text:span text:style-name="T11"> → <text:s/></text:span><text:span text:style-name="T10">ℝ</text:span><text:span text:style-name="T4">3</text:span></text:p>
      <text:p text:style-name="P7"><text:span text:style-name="T11"/></text:p>
      <text:p text:style-name="P7"><text:span text:style-name="T11">W</text:span><text:span text:style-name="T9">ith other words, for a time traveler that can move along the deformation of the path from one observer to another, the same object can be viewed from a location placed on an abstract 2D surface. The coordinate in the </text:span><text:span text:style-name="T14">abstract</text:span><text:span text:style-name="T9"> 2D surface tells exactly how the world looks like.</text:span></text:p>
      <text:p text:style-name="P7"><text:span text:style-name="T9"/></text:p>
      <text:p text:style-name="P16"><text:span text:style-name="T9">When </text:span><text:span text:style-name="T19">composing</text:span><text:span text:style-name="T9"> the way of identifying the position of an object with the world, we get a function that gives us the position of the object from the coordinate in the abstract 2D surface.</text:span></text:p>
      <text:p text:style-name="P7"><text:span text:style-name="T9"/></text:p>
      <text:p text:style-name="P11"><text:span text:style-name="T9">The fact that a such interpretation exists follows from recognition of an object’s position from a single frame and the law of function composition. Remember, we have not changed the function:</text:span></text:p>
      <text:p text:style-name="P11"><text:span text:style-name="T9"/></text:p>
      <text:p text:style-name="P11"><text:span text:style-name="T9"><text:tab/></text:span><text:span text:style-name="T11">position_of_some_object : frame → </text:span><text:span text:style-name="T10">ℝ</text:span><text:span text:style-name="T4">3</text:span></text:p>
      <text:p text:style-name="P11"><text:span text:style-name="T11"/></text:p>
      <text:p text:style-name="P12"><text:span text:style-name="T11">W</text:span><text:span text:style-name="T9">e only changed how frames were generated.</text:span></text:p>
      <text:p text:style-name="P12"><text:span text:style-name="T9"/></text:p>
      <text:p text:style-name="P12"><text:span text:style-name="T9">For every frame, or a way of viewing the world, the same star is recognizable. Even stars look the same from far away, when you view them through a very powerful telescope or travel close to them, they look different. So, there is a way to recognize stars even if there are many positions to view them from.</text:span></text:p>
      <text:p text:style-name="P11"><text:span text:style-name="T9"/></text:p>
      <text:p text:style-name="P11"><text:span text:style-name="T9"/></text:p>
      <text:p text:style-name="P16"><text:soft-page-break/><text:span text:style-name="T9">Normally, when thinking about all positions of a space to view the world, you might just use a 3D coordinate plus time, creating a space-time:</text:span></text:p>
      <text:p text:style-name="P16"><text:span text:style-name="T9"/></text:p>
      <text:p text:style-name="P16"><text:span text:style-name="T9"><text:tab/>world : </text:span><text:span text:style-name="T10">ℝ</text:span><text:span text:style-name="T2">4</text:span><text:span text:style-name="T11"> → frame</text:span></text:p>
      <text:p text:style-name="P16"><text:span text:style-name="T9"/></text:p>
      <text:p text:style-name="P16"><text:span text:style-name="T9">The problem is, how would you recognize how the coordinates are measured?</text:span></text:p>
      <text:p text:style-name="P16"><text:span text:style-name="T9"/></text:p>
      <text:p text:style-name="P16"><text:span text:style-name="T9">Instead of thinking of the physical world as fixed relative to a 4D space-time, one can think about it as seen from the viewpoint of observers. This is also more consistent with more complex world views such as the multi-verse, where the viewpoint of an observer depends on the observer state. In a world where you make different choices, the world would look differently, but it also would look differently in a specific way. The space describing this viewpoint is constructed by creating paths between paths.</text:span></text:p>
      <text:p text:style-name="P11"><text:span text:style-name="T9"/></text:p>
      <text:p text:style-name="P11"><text:span text:style-name="T9">In a different timeline, the two observers traveled a slightly different path. By creating a way of deforming the 2D surface </text:span><text:span text:style-name="T14">from</text:span><text:span text:style-name="T9"> one time</text:span><text:span text:style-name="T14">line</text:span><text:span text:style-name="T9"> into the </text:span><text:span text:style-name="T14">other</text:span><text:span text:style-name="T9"> </text:span><text:span text:style-name="T14">timeline</text:span><text:span text:style-name="T9">, we now have the following world:</text:span></text:p>
      <text:p text:style-name="P11"><text:span text:style-name="T9"/></text:p>
      <text:p text:style-name="P11"><text:span text:style-name="T9"><text:tab/>world : </text:span><text:span text:style-name="T10">ℝ</text:span><text:span text:style-name="T7">3</text:span><text:span text:style-name="T11"> → frame</text:span></text:p>
      <text:p text:style-name="P11"><text:span text:style-name="T11"/></text:p>
      <text:p text:style-name="P13"><text:span text:style-name="T11">T</text:span><text:span text:style-name="T9">his just adds an extra deform dimension, where:</text:span></text:p>
      <text:p text:style-name="P13"><text:span text:style-name="T9"/></text:p>
      <text:p text:style-name="P13"><text:span text:style-name="T9"><text:s/><text:tab/>world(0, 0) : <text:s/></text:span><text:span text:style-name="T10">ℝ</text:span><text:span text:style-name="T2">1</text:span><text:span text:style-name="T11"> → frame<text:tab/><text:tab/></text:span><text:span text:style-name="T9">First timeline, first observer</text:span></text:p>
      <text:p text:style-name="P13"><text:span text:style-name="T9"><text:tab/>world(0, 1) : <text:s/></text:span><text:span text:style-name="T10">ℝ</text:span><text:span text:style-name="T2">1</text:span><text:span text:style-name="T11"> → frame<text:tab/><text:tab/></text:span><text:span text:style-name="T9">First timeline, second observer</text:span></text:p>
      <text:p text:style-name="P13"><text:span text:style-name="T9"><text:tab/>world(1, 0) : <text:s/></text:span><text:span text:style-name="T10">ℝ</text:span><text:span text:style-name="T2">1</text:span><text:span text:style-name="T11"> → frame<text:tab/><text:tab/></text:span><text:span text:style-name="T9">Second timeline, first observer</text:span></text:p>
      <text:p text:style-name="P13"><text:span text:style-name="T9"><text:tab/>world(1, 1) : <text:s/></text:span><text:span text:style-name="T10">ℝ</text:span><text:span text:style-name="T2">1</text:span><text:span text:style-name="T11"> → frame<text:tab/><text:tab/></text:span><text:span text:style-name="T9">First timeline, first observer</text:span></text:p>
      <text:p text:style-name="P11"><text:span text:style-name="T11"/></text:p>
      <text:p text:style-name="P8"><text:span text:style-name="T9">The composition in this interpretation has the following type:</text:span></text:p>
      <text:p text:style-name="P8"><text:span text:style-name="T9"/></text:p>
      <text:p text:style-name="P8"><text:span text:style-name="T9"><text:tab/></text:span><text:span text:style-name="T11">position_of_some_object · world : <text:s/></text:span><text:span text:style-name="T10">ℝ</text:span><text:span text:style-name="T7">3</text:span><text:span text:style-name="T11"> → <text:s/></text:span><text:span text:style-name="T10">ℝ</text:span><text:span text:style-name="T4">3</text:span></text:p>
      <text:p text:style-name="P8"><text:span text:style-name="T11"/></text:p>
      <text:p text:style-name="P11"><text:span text:style-name="T11"/></text:p>
      <text:p text:style-name="P11"><text:span text:style-name="T11">B</text:span><text:span text:style-name="T9">y using every more clever and more imaginative ways of generating frames, we know in general:</text:span></text:p>
      <text:p text:style-name="P11"><text:span text:style-name="T9"/></text:p>
      <text:p text:style-name="P11"><text:span text:style-name="T9"><text:tab/></text:span><text:span text:style-name="T11">position_of_some_object · world : <text:s/></text:span><text:span text:style-name="T10">ℝ</text:span><text:span text:style-name="T2">N</text:span><text:span text:style-name="T11"> → <text:s/></text:span><text:span text:style-name="T10">ℝ</text:span><text:span text:style-name="T4">3</text:span></text:p>
      <text:p text:style-name="P11"><text:span text:style-name="T11"/></text:p>
      <text:p text:style-name="P17"><text:span text:style-name="T11">T</text:span><text:span text:style-name="T9">his way of reaso</text:span><text:span text:style-name="T20">n</text:span><text:span text:style-name="T9">ing is called “induction”. We have established a way of generalizing this way of thinking to more complex worlds, and we know we can continue doing this forever by taking the new worlds and constructing new ones that are even more complex.<text:line-break/><text:line-break/>From this argument we know that </text:span><text:span text:style-name="T21">there exists an interpretation</text:span><text:span text:style-name="T9"> for all `N`.</text:span></text:p>
      <text:p text:style-name="P11"><text:span text:style-name="T11"/></text:p>
      <text:p text:style-name="P13"><text:span text:style-name="T11"/></text:p>
      <text:p text:style-name="P13"><text:span text:style-name="T11">H</text:span><text:span text:style-name="T9">owever, there can be more than one way to identify an object. For example, the color:</text:span></text:p>
      <text:p text:style-name="P13"><text:span text:style-name="T9"/></text:p>
      <text:p text:style-name="P13"><text:span text:style-name="T9"><text:tab/>color_of_some_object</text:span><text:span text:style-name="T11"> · world : <text:s/></text:span><text:span text:style-name="T10">ℝ</text:span><text:span text:style-name="T6">N</text:span><text:span text:style-name="T11"> → <text:s/></text:span><text:span text:style-name="T9">color</text:span></text:p>
      <text:p text:style-name="P13"><text:span text:style-name="T11"/></text:p>
      <text:p text:style-name="P13"><text:span text:style-name="T11">S</text:span><text:span text:style-name="T9">o, we know that this holds for all types:</text:span></text:p>
      <text:p text:style-name="P13"><text:span text:style-name="T9"/></text:p>
      <text:p text:style-name="P13"><text:span text:style-name="T9"><text:tab/>..._of_some_object</text:span><text:span text:style-name="T11"> · world : <text:s/></text:span><text:span text:style-name="T10">ℝ</text:span><text:span text:style-name="T6">N</text:span><text:span text:style-name="T11"> → <text:s/></text:span><text:span text:style-name="T9">T</text:span></text:p>
      <text:p text:style-name="P13"><text:span text:style-name="T9"/></text:p>
      <text:p text:style-name="P13"><text:soft-page-break/><text:span text:style-name="T9">Or, written this way:</text:span></text:p>
      <text:p text:style-name="P13"><text:span text:style-name="T9"/></text:p>
      <text:p text:style-name="P13"><text:span text:style-name="T9"><text:tab/>x : </text:span><text:span text:style-name="T10">ℝ</text:span><text:span text:style-name="T6">N</text:span><text:span text:style-name="T11"> → <text:s/></text:span><text:span text:style-name="T9">T</text:span></text:p>
      <text:p text:style-name="P13"><text:span text:style-name="T9"/></text:p>
      <text:p text:style-name="P17"><text:span text:style-name="T9">This shows that you can think </text:span><text:span text:style-name="T22">about</text:span><text:span text:style-name="T9"> objects as functions of this form.</text:span></text:p>
      <text:p text:style-name="P17"><text:span text:style-name="T9"/></text:p>
      <text:p text:style-name="P17"><text:span text:style-name="T9">There is a tiny step that you can make this interpretation even powerful:</text:span></text:p>
      <text:p text:style-name="P17"><text:span text:style-name="T9"/></text:p>
      <text:p text:style-name="P17"><text:span text:style-name="T9"><text:tab/></text:span><text:span text:style-name="T15">Any continuous deformation of an object into another state is a way of identifying it.</text:span></text:p>
      <text:p text:style-name="P13"><text:span text:style-name="T9"/></text:p>
      <text:p text:style-name="P17"><text:span text:style-name="T9">Instead of thinking of objects in the world as static determined by frames in a movie, or viewed by observers from far away, one can think about objects as going through any physically realistic transformations: They wear down, they explode, they heat up, they move etc.</text:span></text:p>
      <text:p text:style-name="P17"><text:span text:style-name="T9"/></text:p>
      <text:p text:style-name="P17"><text:span text:style-name="T9">The world does not have to be fixed like a movie!</text:span></text:p>
      <text:p text:style-name="P17"><text:span text:style-name="T9"/></text:p>
      <text:p text:style-name="P17"><text:span text:style-name="T9">We get this interpretation for free: For any way of viewing the world through observers, one gets a way of viewing the world through objects that themselves are changing across some abstract surface.</text:span></text:p>
      <text:p text:style-name="P17"><text:span text:style-name="T9"/></text:p>
      <text:p text:style-name="P18"><text:span text:style-name="T9">This interpretation is free of time and choices. </text:span><text:span text:style-name="T33">However, be careful, because such objects has different semantics than the construction of computer programs to prove theorems, due to frames of reference.</text:span></text:p>
      <text:p text:style-name="P14"><text:span text:style-name="T9"/></text:p>
      <text:p text:style-name="P14"><text:span text:style-name="T9">Notice that this method </text:span><text:span text:style-name="T16">used in this paper </text:span><text:span text:style-name="T9">requires </text:span><text:span text:style-name="T16">only</text:span><text:span text:style-name="T9"> two things:</text:span></text:p>
      <text:p text:style-name="P14"><text:span text:style-name="T9"/></text:p>
      <text:list xml:id="list8567380131903009332" text:style-name="L1">
        <text:list-item>
          <text:p text:style-name="P15"><text:span text:style-name="T9">A way to identify an object with</text:span><text:span text:style-name="T23">in</text:span><text:span text:style-name="T9"> a frame</text:span></text:p>
        </text:list-item>
        <text:list-item>
          <text:p text:style-name="P15"><text:span text:style-name="T9">A way to generate frames from higher and higher dimensions</text:span></text:p>
        </text:list-item>
      </text:list>
      <text:p text:style-name="P14"><text:span text:style-name="T9"/></text:p>
      <text:p text:style-name="P14"><text:span text:style-name="T17">Frames are generic sets, that makes this possible. </text:span><text:span text:style-name="T28">A technical term for this property is that frames are “identity proofs”. They define the semantics of identity of objects. </text:span><text:span text:style-name="T9">The rest is </text:span><text:span text:style-name="T16">trivial</text:span><text:span text:style-name="T9"> by using function composition.</text:span></text:p>
      <text:p text:style-name="P14"><text:span text:style-name="T9"/></text:p>
      <text:p text:style-name="P18"><text:span text:style-name="T9"/></text:p>
      <text:p text:style-name="P18"><text:span text:style-name="T9">Homotopy Type Theory uses this same semantics, except that the identity proof of an object is not a function of the form `</text:span><text:span text:style-name="T10">ℝ</text:span><text:span text:style-name="T6">N</text:span><text:span text:style-name="T11"> → <text:s/></text:span><text:span text:style-name="T28">frame</text:span><text:span text:style-name="T9">` but using a type `</text:span><text:span text:style-name="T26">Eq</text:span><text:span text:style-name="T27">v</text:span><text:span text:style-name="T9">&lt;A, B&gt;` where `A` is the “first observer” and `B` is the “second observer”. </text:span><text:span text:style-name="T24">This can be thought of as </text:span><text:span text:style-name="T26">a</text:span><text:span text:style-name="T24"> path </text:span><text:span text:style-name="T29">in a geometric space</text:span><text:span text:style-name="T9">:</text:span></text:p>
      <text:p text:style-name="P18"><text:span text:style-name="T9"/></text:p>
      <text:p text:style-name="P18"><text:span text:style-name="T9"><text:tab/>path : </text:span><text:span text:style-name="T26">Eq</text:span><text:span text:style-name="T27">v</text:span><text:span text:style-name="T9">&lt;A, B&gt;<text:tab/><text:tab/>path ~ 0 : </text:span><text:span text:style-name="T25">A</text:span><text:span text:style-name="T9"><text:tab/><text:tab/>path ~ 1 : B</text:span></text:p>
      <text:p text:style-name="P18"><text:span text:style-name="T9"/></text:p>
      <text:p text:style-name="P20"><text:span text:style-name="T9">Here, `A` and `B` </text:span><text:span text:style-name="T33">corresponds to</text:span><text:span text:style-name="T9"> different frames. </text:span><text:span text:style-name="T32">A</text:span><text:span text:style-name="T9">ny object of same identity in either frame has </text:span><text:span text:style-name="T32">some</text:span><text:span text:style-name="T9"> equivalence from one to the other. </text:span><text:span text:style-name="T29">This is</text:span><text:span text:style-name="T32"> stated as `Eqv&lt;A, B&gt;`</text:span><text:span text:style-name="T29">, </text:span><text:span text:style-name="T30">which </text:span><text:span text:style-name="T32">itself is an equivalence. Equal objects can be identified by each other, so they are equivalent. Therefore, the univalence axiom is true.</text:span></text:p>
      <text:p text:style-name="P18"><text:span text:style-name="T9"/></text:p>
      <text:p text:style-name="P21"><text:span text:style-name="T9">When proving theorems using programs, an equivalence has a map `A → B` and a map `B → A`.</text:span></text:p>
      <text:p text:style-name="P19"><text:span text:style-name="T26">If we have a function of type `A → T`, then we can </text:span><text:span text:style-name="T27">transform</text:span><text:span text:style-name="T26"> it to a function `B → T` </text:span><text:span text:style-name="T30">and vice versa</text:span><text:span text:style-name="T27">.</text:span></text:p>
      <text:p text:style-name="P19"><text:span text:style-name="T27"/></text:p>
      <text:p text:style-name="P21"><text:span text:style-name="T9">Th</text:span><text:span text:style-name="T31">e maps `A → B` and `B → A`</text:span><text:span text:style-name="T9"> is extra information that goes beyond the axiom</text:span><text:span text:style-name="T31">s</text:span><text:span text:style-name="T9"> of equivalence, but it makes it possible to construct computer programs that proves theorems that satisfy these axioms.</text:span><text:span text:style-name="T25"> </text:span><text:span text:style-name="T31">The univalence axiom is about which computers programs can be constructed from a </text:span><text:span text:style-name="T32">such</text:span><text:span text:style-name="T31"> equivalence, by </text:span><text:span text:style-name="T32">stating</text:span><text:span text:style-name="T31"> that a proof of equality is equivalent to a proof of equivalence `(A = B) ~= (A ~= 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2T14:58:36.897495000</meta:creation-date>
    <dc:date>2019-02-12T19:30:40.699322000</dc:date>
    <meta:editing-duration>PT19M7S</meta:editing-duration>
    <meta:editing-cycles>12</meta:editing-cycles>
    <meta:generator>LibreOffice/5.1.2.2$MacOSX_X86_64 LibreOffice_project/d3bf12ecb743fc0d20e0be0c58ca359301eb705f</meta:generator>
    <meta:document-statistic meta:table-count="0" meta:image-count="0" meta:object-count="0" meta:page-count="4" meta:paragraph-count="79" meta:word-count="1536" meta:character-count="8449" meta:non-whitespace-character-count="6931"/>
  </office:meta>
</office:document-meta>
</file>